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2"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15"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color="#000000" style:font-name="DejaVu Sans Mono" fo:font-size="8.5pt" officeooo:paragraph-rsid="0045b061"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0"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2"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5" style:family="text">
      <style:text-properties fo:font-variant="normal" fo:text-transform="none" fo:font-size="8.5pt" fo:letter-spacing="normal" fo:font-style="normal" fo:font-weight="normal" officeooo:rsid="0019d4da" style:font-size-asian="8.5pt" style:font-size-complex="8.5pt"/>
    </style:style>
    <style:style style:name="T16" style:family="text">
      <style:text-properties fo:font-weight="bold" style:font-weight-asian="bold" style:font-weight-complex="bold"/>
    </style:style>
    <style:style style:name="T17" style:family="text">
      <style:text-properties fo:font-weight="bold" officeooo:rsid="0015201e" style:font-weight-asian="bold" style:font-weight-complex="bold"/>
    </style:style>
    <style:style style:name="T18" style:family="text">
      <style:text-properties officeooo:rsid="0019d4da"/>
    </style:style>
    <style:style style:name="T19" style:family="text">
      <style:text-properties fo:font-size="8.5pt" style:font-size-asian="8.5pt" style:font-size-complex="8.5pt"/>
    </style:style>
    <style:style style:name="T20" style:family="text">
      <style:text-properties officeooo:rsid="0020db6f"/>
    </style:style>
    <style:style style:name="T21" style:family="text">
      <style:text-properties officeooo:rsid="0025baf5"/>
    </style:style>
    <style:style style:name="T22" style:family="text">
      <style:text-properties officeooo:rsid="0026097a"/>
    </style:style>
    <style:style style:name="T23" style:family="text">
      <style:text-properties style:font-name="DejaVu Sans Mono" fo:font-size="8.5pt" style:font-size-asian="8.5pt" style:font-size-complex="8.5pt"/>
    </style:style>
    <style:style style:name="T24" style:family="text">
      <style:text-properties officeooo:rsid="0042a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8"/><text:span text:style-name="T16">DESIGNED MIND </text:span><text:span text:style-name="T17">SYMPOSIUM </text:span><text:span text:style-name="T16">2017</text:span><text:line-break/> <text:s text:c="33"/>CALL FOR PAPERS</text:p>
      <text:p text:style-name="P4"><text:s text:c="25"/><text:span text:style-name="T20">Exploring</text:span> the <text:span text:style-name="T18">f</text:span>unction, <text:span text:style-name="T18">e</text:span>volution<text:line-break/> <text:s text:c="25"/>&amp; <text:span text:style-name="T18">i</text:span>mplementation of <text:span text:style-name="T18">c</text:span>onsciousness</text:p>
      <text:p text:style-name="P4"><text:s text:c="22"/>Informatics Forum, University of Edinburgh<text:line-break/> <text:s text:c="32"/>Edinburgh, Scotland<text:line-break/> <text:s text:c="33"/>8-9 November 2017</text:p>
      <text:p text:style-name="P3"><text:span text:style-name="T19"><text:s text:c="31"/></text:span><text:a xlink:type="simple" xlink:href="http://designedmind.org/" text:style-name="Internet_20_link" text:visited-style-name="Visited_20_Internet_20_Link"><text:span text:style-name="T19">http://designedmind.org</text:span></text:a></text:p>
      <text:p text:style-name="P5"/>
      <text:p text:style-name="P10">KEYNOTE SPEAKERS</text:p>
      <text:p text:style-name="P6">Daniel C. Dennett, Tufts University<text:line-break/>Michael Graziano, Princeton University</text:p>
      <text:p text:style-name="P9">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4">Yet t</text:span>hese <text:span text:style-name="T21">prospects seem to </text:span>offer little <text:span text:style-name="T24">in the way of</text:span>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11">subject matter</text:span></text:span><text:span text:style-name="Emphasis"><text:span text:style-name="T1"> </text:span></text:span><text:span text:style-name="T1">of what we say and do. We describe the world </text:span><text:span text:style-name="Emphasis"><text:span text:style-name="T14">from a vantage point</text:span></text:span><text:span text:style-name="T1">, contrast how things </text:span><text:span text:style-name="Emphasis"><text:span text:style-name="T14">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9">our</text:span></text:span><text:span text:style-name="Emphasis"><text:span text:style-name="T1"> </text:span></text:span><text:span text:style-name="Emphasis"><text:span text:style-name="T13">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0">“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4">these behaviours</text:span><text:span text:style-name="T1"> that are the proper target, or explanandum, of a science of consciousness. Modern theories along </text:span><text:span text:style-name="T7">such</text:span><text:span text:style-name="T1"> lines, developed by Daniel Dennett and others, propose that we understand </text:span><text:span text:style-name="T8">conscious experience</text:span><text:span text:style-name="T1"> as the </text:span><text:span text:style-name="Emphasis"><text:span text:style-name="T14">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4">representers</text:span></text:span><text:span text:style-name="T1">, the evolving brain converged on the </text:span><text:span text:style-name="Emphasis"><text:span text:style-name="T14">self</text:span></text:span><text:span text:style-name="Emphasis"><text:span text:style-name="T1"> </text:span></text:span><text:span text:style-name="T1">as the solution to a control problem. We cannot easily appreciate the self-model-within-a-world-model </text:span><text:span text:style-name="Emphasis"><text:span text:style-name="T12">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2">self-representation</text:span>. We invite perspectives from philosophy, psychology, neuroscience and informatics.</text:p>
      <text:p text:style-name="P9">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3">https://easychair.org/conferences/?conf=dm2017</text:span></text:a><text:span text:style-name="T1">. Authors of accepted papers will have their registration fees waived.</text:span></text:p>
      <text:p text:style-name="P15"><text:span text:style-name="T1">A list of suggested topics and themes can be found at </text:span><text:a xlink:type="simple" xlink:href="http://designedmind.org/" text:style-name="Internet_20_link" text:visited-style-name="Visited_20_Internet_20_Link">http://designedmind.org</text:a><text:span text:style-name="T1">.</text:span></text:p>
      <text:p text:style-name="P5"><text:soft-page-break/>After the symposium, there will be an open call for full-length (8,000 word) papers for publication as a collected volume or journal special issue (details forthcoming).</text:p>
      <text:p text:style-name="P11">IMPORTANT DATES</text:p>
      <text:p text:style-name="P7">Registration opens: <text:tab/><text:tab/><text:tab/>30 May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9">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9">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3">http://www.x-spect.org/first-project-workshop.html</text:span></text:a><text:span text:style-name="T1">.</text:span></text:p>
      <text:p text:style-name="P11">ORGANISING COMMITTEE</text:p>
      <text:p text:style-name="P8">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6"><text:span text:style-name="T15">For general enquiries email </text:span><text:a xlink:type="simple" xlink:href="mailto:info@designedmind.org" text:style-name="Internet_20_link" text:visited-style-name="Visited_20_Internet_20_Link"><text:span text:style-name="T15">info@designedmind.org</text:span></text:a><text:span text:style-name="T15">.</text:span></text:p>
      <text:p text:style-name="P16"><text:span text:style-name="T15"/></text:p>
      <text:p text:style-name="P19">THEMES AND TOPICS</text:p>
      <text:p text:style-name="P17">The following list of topics is not meant to constrain, but merely to highlight areas where we feel there are important issues or opportunities to make progress:</text:p>
      <text:p text:style-name="P14"><text:span text:style-name="Strong_20_Emphasis"><text:span text:style-name="T12">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4">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2">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14"><text:span text:style-name="Strong_20_Emphasis"><text:span text:style-name="T12">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14"><text:span text:style-name="Strong_20_Emphasis"><text:span text:style-name="T12">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4">deliberatively</text:span></text:span><text:span text:style-name="T1">, consciousness enables </text:span><text:span text:style-name="Emphasis"><text:span text:style-name="T14">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14"><text:span text:style-name="Strong_20_Emphasis"><text:span text:style-name="T12">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14"><text:span text:style-name="Strong_20_Emphasis"><text:span text:style-name="T12">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14"><text:span text:style-name="Strong_20_Emphasis"><text:span text:style-name="T12">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27T12:53:17.125425632</dc:date>
    <meta:editing-duration>PT2H26M59S</meta:editing-duration>
    <meta:editing-cycles>52</meta:editing-cycles>
    <meta:generator>LibreOffice/5.3.1.2$Linux_X86_64 LibreOffice_project/30m0$Build-2</meta:generator>
    <meta:document-statistic meta:table-count="0" meta:image-count="0" meta:object-count="0" meta:page-count="3" meta:paragraph-count="34" meta:word-count="1277" meta:character-count="8961" meta:non-whitespace-character-count="7426"/>
  </office:meta>
</office:document-meta>
</file>